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/>
      <style:text-properties style:font-name="Roboto" officeooo:rsid="001f03cc" officeooo:paragraph-rsid="001f03cc"/>
    </style:style>
    <style:style style:name="P2" style:family="paragraph" style:parent-style-name="Standard" style:list-style-name="L1">
      <style:paragraph-properties fo:line-height="200%"/>
      <style:text-properties style:font-name="Roboto" officeooo:rsid="001fc9f7" officeooo:paragraph-rsid="001fc9f7"/>
    </style:style>
    <style:style style:name="P3" style:family="paragraph" style:parent-style-name="Standard" style:list-style-name="L1">
      <style:paragraph-properties fo:line-height="200%"/>
      <style:text-properties style:font-name="Roboto" fo:font-weight="normal" officeooo:rsid="001fc9f7" officeooo:paragraph-rsid="001fc9f7" style:font-weight-asian="normal" style:font-weight-complex="normal"/>
    </style:style>
    <style:style style:name="P4" style:family="paragraph" style:parent-style-name="Standard" style:list-style-name="L1">
      <style:paragraph-properties fo:line-height="200%"/>
      <style:text-properties style:font-name="Roboto" fo:font-weight="normal" officeooo:rsid="00213d2b" officeooo:paragraph-rsid="00213d2b" style:font-weight-asian="normal" style:font-weight-complex="normal"/>
    </style:style>
    <style:style style:name="P5" style:family="paragraph" style:parent-style-name="Standard" style:list-style-name="L1">
      <style:paragraph-properties fo:line-height="200%"/>
      <style:text-properties style:font-name="Roboto" fo:font-weight="bold" officeooo:rsid="00213d2b" officeooo:paragraph-rsid="00213d2b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Strong_20_Emphasi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Strong_20_Emphasi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Strong_20_Emphasi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Strong_20_Emphasi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Strong_20_Emphasi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Strong_20_Emphasi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Strong_20_Emphasi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Strong_20_Emphasi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Strong_20_Emphasi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Strong_20_Emphasi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50325498" text:style-name="L1">
        <text:list-item>
          <text:p text:style-name="P1">Logos: What Is It?</text:p>
          <text:list>
            <text:list-item>
              <text:p text:style-name="P1">But wait… What’s “logical structure”?</text:p>
              <text:list>
                <text:list-item>
                  <text:p text:style-name="P1">Logical structure is not the certainty you get with formality.</text:p>
                  <text:list>
                    <text:list-header>
                      <text:p text:style-name="P1">It’s not “if x is equal to y, and z is equal to x, then x <text:span text:style-name="T1">must</text:span><text:span text:style-name="T2"> be equal to z.”</text:span></text:p>
                      <text:p text:style-name="P2"><text:span text:style-name="T2">Don’t use “prove”.</text:span></text:p>
                    </text:list-header>
                  </text:list>
                </text:list-item>
                <text:list-item>
                  <text:p text:style-name="P2"><text:span text:style-name="T2">Assumptions make the difference between logic and real-world</text:span></text:p>
                  <text:list>
                    <text:list-item>
                      <text:p text:style-name="P2"><text:span text:style-name="T2">Without any assumptions, you have a </text:span><text:span text:style-name="T3">enthymeme </text:span><text:span text:style-name="T4">(in mind).</text:span></text:p>
                      <text:list>
                        <text:list-item>
                          <text:p text:style-name="P3"><text:span text:style-name="T2">An enthymeme supplies what your argument is, but the consumer must supply their own ideas.</text:span></text:p>
                        </text:list-item>
                        <text:list-item>
                          <text:p text:style-name="P3"><text:span text:style-name="T2">That is, an enthymeme </text:span><text:span text:style-name="T1">is not an argument on its own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So…. How do we set up an argument if enthymeme is not enough? You set up an argument via the Toulmin system of thinking.</text:p>
              <text:list>
                <text:list-item>
                  <text:p text:style-name="P3"><text:s/>What is the difference between Toulmin’s model and formal logic?</text:p>
                  <text:list>
                    <text:list-item>
                      <text:p text:style-name="P3">All assertions and assumptions are contestable.</text:p>
                    </text:list-item>
                    <text:list-item>
                      <text:p text:style-name="P3">All final decisions about the persuasiveness are rendered by a neutral third-party</text:p>
                    </text:list-item>
                  </text:list>
                </text:list-item>
                <text:list-item>
                  <text:p text:style-name="P4">Key terms for Toulmin’s model</text:p>
                  <text:list>
                    <text:list-item>
                      <text:p text:style-name="P5">Warrant <text:span text:style-name="T5">is the underlying assumptions that turn enthymemes into complete arguments.</text:span></text:p>
                      <text:list>
                        <text:list-item>
                          <text:p text:style-name="P5"><text:span text:style-name="T5">The word is derived from the word “warranty”</text:span></text:p>
                        </text:list-item>
                        <text:list-item>
                          <text:p text:style-name="P5"><text:span text:style-name="T5">It “guarantees” the argument’s soundness.</text:span></text:p>
                        </text:list-item>
                      </text:list>
                    </text:list-item>
                    <text:list-item>
                      <text:p text:style-name="P5">Grounds <text:span text:style-name="T5"><text:s/>are the hard, cold facts that give life to the enthymeme. They’re what you have to go on in an argument— the jury’s only information.</text:span></text:p>
                    </text:list-item>
                    <text:list-item>
                      <text:p text:style-name="P5">Backing<text:span text:style-name="T5"> is the argument that supports the warrant.</text:span></text:p>
                    </text:list-item>
                    <text:list-item>
                      <text:p text:style-name="P5"><text:soft-page-break/>Conditions of rebuttal<text:span text:style-name="T5"> are what your “opponent” uses to say, “You’re wrong.”</text:span></text:p>
                      <text:list>
                        <text:list-item>
                          <text:p text:style-name="P5"><text:span text:style-name="T5">The rebuttals could be from the argument’s reason and grounds.</text:span></text:p>
                        </text:list-item>
                        <text:list-item>
                          <text:p text:style-name="P5"><text:span text:style-name="T5">The rebuttals could be from the argument’s warrant and backing.</text:span></text:p>
                        </text:list-item>
                        <text:list-item>
                          <text:p text:style-name="P5"><text:span text:style-name="T5">Sometimes it could be from both.</text:span></text:p>
                        </text:list-item>
                      </text:list>
                    </text:list-item>
                    <text:list-item>
                      <text:p text:style-name="P5"><text:span text:style-name="T5">A </text:span>qualifier<text:span text:style-name="T5"> prevents the reversion to formal logic.</text:span></text:p>
                      <text:list>
                        <text:list-header>
                          <text:p text:style-name="P5"><text:span text:style-name="T5">It puts a limit on what your argument is claiming.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5">Okay, but how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7:20:57.471535173</meta:creation-date>
    <dc:date>2022-02-28T18:05:45.640037102</dc:date>
    <meta:editing-duration>PT5M24S</meta:editing-duration>
    <meta:editing-cycles>2</meta:editing-cycles>
    <meta:generator>LibreOffice/7.0.4.2$Linux_AARCH64 LibreOffice_project/00$Build-2</meta:generator>
    <meta:document-statistic meta:table-count="0" meta:image-count="0" meta:object-count="0" meta:page-count="2" meta:paragraph-count="26" meta:word-count="283" meta:character-count="1717" meta:non-whitespace-character-count="1435"/>
  </office:meta>
</office:document-meta>
</file>